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Heading_20_2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0.06pt solid #000000"/>
    </style:style>
    <style:style style:name="P3" style:family="paragraph" style:parent-style-name="Text_20_body">
      <style:paragraph-properties fo:margin-left="0cm" fo:margin-right="0cm" fo:text-indent="0.018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P5" style:family="paragraph" style:parent-style-name="Text_20_body" style:list-style-name="L1">
      <style:paragraph-properties fo:margin-left="0cm" fo:margin-right="0cm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.018cm" style:auto-text-indent="false"/>
    </style:style>
    <style:style style:name="P7" style:family="paragraph" style:parent-style-name="Text_20_body" style:list-style-name="L1" style:master-page-name="">
      <loext:graphic-properties draw:fill="none"/>
      <style:paragraph-properties fo:margin-left="-0.199cm" fo:margin-right="0cm" fo:margin-top="0cm" fo:margin-bottom="0.247cm" style:contextual-spacing="false" fo:line-height="115%" fo:text-indent="0cm" style:auto-text-indent="false" style:page-number="auto" fo:background-color="transparent"/>
    </style:style>
    <style:style style:name="T1" style:family="text"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T2" style:family="text">
      <style:text-properties loext:padding="0cm" loext:border="none"/>
    </style:style>
    <style:style style:name="T3" style:family="text">
      <style:text-properties loext:padding-left="0.049cm" loext:padding-right="0cm" loext:padding-top="0.049cm" loext:padding-bottom="0.049cm" loext:border-left="0.51pt solid #000000" loext:border-right="none" loext:border-top="0.51pt solid #000000" loext:border-bottom="0.51pt solid #000000"/>
    </style:style>
    <style:style style:name="T4" style:family="text">
      <style:text-properties fo:language="hu" fo:country="HU"/>
    </style:style>
    <style:style style:name="T5" style:family="text">
      <style:text-properties fo:language="hu" fo:country="HU" style:text-underline-style="solid" style:text-underline-width="auto" style:text-underline-color="font-color"/>
    </style:style>
    <style:style style:name="T6" style:family="text">
      <style:text-properties fo:language="hu" fo:country="HU" style:text-underline-style="none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fo:color="#ff0000" loext:opacity="100%" fo:language="hu" fo:country="HU" style:text-underline-style="none" officeooo:rsid="00185597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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Manage your projects</text:h>
      <text:list text:style-name="L1">
        <text:list-item>
          <text:p text:style-name="P5">Translation projects are just folders containing files. You can create a new project for each new job, or you can add new source files to an existing project at any time.</text:p>
        </text:list-item>
        <text:list-item>
          <text:p text:style-name="P7">You can access and modify the project settings using <text:a xlink:type="simple" xlink:href="https://omegat.sourceforge.io/manual-standard/en/chapter.menus.html#menus.project" text:style-name="Internet_20_link" text:visited-style-name="Visited_20_Internet_20_Link">Project </text:a><text:a xlink:type="simple" xlink:href="https://omegat.sourceforge.io/manual-standard/en/chapter.menus.html#menus.project.properties" text:style-name="Internet_20_link" text:visited-style-name="Visited_20_Internet_20_Link">Properties... <text:span text:style-name="Strong_20_Emphasis"><text:span text:style-name="T1">C</text:span></text:span>+<text:span text:style-name="Strong_20_Emphasis"><text:span text:style-name="T2">E</text:span></text:span> </text:a>. To see the list of files in the project, use <text:a xlink:type="simple" xlink:href="https://omegat.sourceforge.io/manual-standard/en/chapter.menus.html#menus.project.source.files.list" text:style-name="Internet_20_link" text:visited-style-name="Visited_20_Internet_20_Link">Source Files... <text:span text:style-name="Strong_20_Emphasis"><text:span text:style-name="T1">C</text:span></text:span>+<text:span text:style-name="Strong_20_Emphasis"><text:span text:style-name="T2">L</text:span></text:span> </text:a>from the same menu. You can access the contents of all resources at any time with the <text:a xlink:type="simple" xlink:href="https://omegat.sourceforge.io/manual-standard/en/chapter.menus.html#menus.project.access.project.contents" text:style-name="Internet_20_link" text:visited-style-name="Visited_20_Internet_20_Link">Access Project Contents </text:a>option.</text:p>
        </text:list-item>
        <text:list-item>
          <text:p text:style-name="P6">Every time you create the translated files (see <text:a xlink:type="simple" xlink:href="https://omegat.sourceforge.io/manual-standard/en/chapter.instant.start.guide.html#introduction.generate.the.translated.file" text:style-name="Internet_20_link" text:visited-style-name="Visited_20_Internet_20_Link">Create the translated files</text:a>, above), OmegaT creates three translation memories that contain the state of the translation of the files currently in the <text:a xlink:type="simple" xlink:href="https://omegat.sourceforge.io/manual-standard/en/chapter.project.folder.html#project.folder.source" text:style-name="Internet_20_link" text:visited-style-name="Visited_20_Internet_20_Link">source</text:a> folder. See the <text:a xlink:type="simple" xlink:href="https://omegat.sourceforge.io/manual-standard/en/chapter.windows.and.dialogs.html#dialogs.project.properties.file.locations.exported.tms" text:style-name="Internet_20_link" text:visited-style-name="Visited_20_Internet_20_Link"><text:span text:style-name="Source_20_Text">Exported translation memories folder</text:span> </text:a>section for details.</text:p>
        </text:list-item>
      </text:list>
      <text:h text:style-name="P2" text:outline-level="2">A shortcut based workflow</text:h>
      <text:p text:style-name="P3">Remembering the main editing and navigation shortcuts (or <text:a xlink:type="simple" xlink:href="https://omegat.sourceforge.io/manual-standard/en/chapter.appendices.html#app.shortcuts.customization" text:style-name="Internet_20_link" text:visited-style-name="Visited_20_Internet_20_Link">modifying them to suit your needs</text:a>) can help you streamline your work.</text:p>
      <text:p text:style-name="P1">This is best illustrated with an example:</text:p>
      <text:section text:style-name="Sect1" text:name="example.shortcuts.streamline.workflow">
        <text:p text:style-name="P1">Example 5. Using shortcuts to streamline the translation process</text:p>
        <text:p text:style-name="P3"><text:span text:style-name="T3">Picture yourself tasked with translating an updated version of a manual from a previous job. See the </text:span><text:a xlink:type="simple" xlink:href="https://omegat.sourceforge.io/manual-standard/en/chapter.how.to.html#how.to.use.tm.reuse.tm" text:style-name="Internet_20_link" text:visited-style-name="Visited_20_Internet_20_Link"><text:span text:style-name="T3">Reuse TMs</text:span></text:a><text:span text:style-name="T3"> how-to for details.</text:span></text:p>
        <text:p text:style-name="P4">Since the first few pages have not changed, your are greeted with a screenful of already translated segments from the previous job's memory upon opening the project.</text:p>
        <text:p text:style-name="P3"><text:span text:style-name="T3">Rather than tediously scroll down until you find the first segment to translate, you quickly press </text:span><text:span text:style-name="Strong_20_Emphasis"><text:span text:style-name="T1">C</text:span></text:span><text:span text:style-name="T3">+</text:span><text:span text:style-name="Strong_20_Emphasis"><text:span text:style-name="T2">U</text:span></text:span><text:span text:style-name="T3"> to </text:span><text:a xlink:type="simple" xlink:href="https://omegat.sourceforge.io/manual-standard/en/chapter.menus.html#menus.goto.next.untranslated.segment" text:style-name="Internet_20_link" text:visited-style-name="Visited_20_Internet_20_Link"><text:span text:style-name="T3">jump straight into the action</text:span></text:a><text:span text:style-name="T3"> and start translating. (And do so again each time you reach a large unchanged section.)</text:span></text:p>
        <text:p text:style-name="P3"><text:span text:style-name="T3">A few segments later, you come across a term you should add to the glossary. Instead of reaching for the mouse, you unlock the cursor with </text:span><text:a xlink:type="simple" xlink:href="https://omegat.sourceforge.io/manual-standard/en/chapter.panes.html#panes.editor.cursor.lock" text:style-name="Internet_20_link" text:visited-style-name="Visited_20_Internet_20_Link"><text:span text:style-name="Strong_20_Emphasis"><text:span text:style-name="T2">F2</text:span></text:span><text:span text:style-name="T3"> </text:span></text:a><text:span text:style-name="T3">, use the cursor keys and standard system shortcuts to navigate to the term and select it, and then press </text:span><text:span text:style-name="Strong_20_Emphasis"><text:span text:style-name="T1">C</text:span></text:span><text:span text:style-name="T3">+</text:span><text:span text:style-name="Strong_20_Emphasis"><text:span text:style-name="T1">S</text:span></text:span><text:span text:style-name="T3">+</text:span><text:span text:style-name="Strong_20_Emphasis"><text:span text:style-name="T2">G</text:span></text:span><text:span text:style-name="T3"> to </text:span><text:a xlink:type="simple" xlink:href="https://omegat.sourceforge.io/manual-standard/en/chapter.menus.html#menus.edit.create.glossary.entry" text:style-name="Internet_20_link" text:visited-style-name="Visited_20_Internet_20_Link"><text:span text:style-name="T3">call up the glossary entry dialog</text:span></text:a><text:span text:style-name="T3"> to enter the source term. You then switch back to the editor, lock the cursor again with </text:span><text:a xlink:type="simple" xlink:href="https://omegat.sourceforge.io/manual-standard/en/chapter.panes.html#panes.editor.cursor.lock" text:style-name="Internet_20_link" text:visited-style-name="Visited_20_Internet_20_Link"><text:span text:style-name="Strong_20_Emphasis"><text:span text:style-name="T2">F2</text:span></text:span><text:span text:style-name="T3"> </text:span></text:a><text:span text:style-name="T3">and repeat the process to enter the target term.</text:span></text:p>
        <text:p text:style-name="P3"><text:span text:style-name="T3">You have enabled the </text:span><text:a xlink:type="simple" xlink:href="https://omegat.sourceforge.io/manual-standard/en/chapter.dialogs.preferences.html#dialog.preferences.auto.completion" text:style-name="Internet_20_link" text:visited-style-name="Visited_20_Internet_20_Link"><text:span text:style-name="T3">auto-completion</text:span></text:a><text:span text:style-name="T3"> to automatically display not only history predictions, but also glossary terms, and pre-defined short strings, which can be entered with simple arrow navigation.</text:span></text:p>
        <text:p text:style-name="P3"><text:span text:style-name="T3">You then reach a revised section of the text where the </text:span><text:a xlink:type="simple" xlink:href="https://omegat.sourceforge.io/manual-standard/en/chapter.panes.html#panes.fuzzy.matches" text:style-name="Internet_20_link" text:visited-style-name="Visited_20_Internet_20_Link"><text:span text:style-name="T2">Fuzzy Matches</text:span><text:span text:style-name="T3"> </text:span></text:a><text:span text:style-name="T3">pane shows a number of similar segments from the previous job.</text:span></text:p>
        <text:p text:style-name="P1"><text:soft-page-break/><text:span text:style-name="T3">After quickly tapping </text:span><text:span text:style-name="Strong_20_Emphasis"><text:span text:style-name="T1">C</text:span></text:span><text:span text:style-name="T3">+</text:span><text:span text:style-name="Strong_20_Emphasis"><text:span text:style-name="T2">I</text:span></text:span><text:span text:style-name="T3"> to insert the match, you make the necessary changes to match the revised text.</text:span></text:p>
        <text:p text:style-name="P1"><text:span text:style-name="T3">This continues, with the occasional sequence of </text:span><text:span text:style-name="Strong_20_Emphasis"><text:span text:style-name="T1">C</text:span></text:span><text:span text:style-name="T3">+</text:span><text:span text:style-name="Strong_20_Emphasis"><text:span text:style-name="T2">2</text:span></text:span><text:span text:style-name="T3"> (or other number) followed by </text:span><text:span text:style-name="Strong_20_Emphasis"><text:span text:style-name="T1">C</text:span></text:span><text:span text:style-name="T3">+</text:span><text:span text:style-name="Strong_20_Emphasis"><text:span text:style-name="T2">I</text:span></text:span><text:span text:style-name="T3"> when one of the matches from 2 to 5 is more suitable.</text:span></text:p>
        <text:p text:style-name="P1"><text:span text:style-name="T3">Some segments will require further modification later on, so you use </text:span><text:span text:style-name="Strong_20_Emphasis"><text:span text:style-name="T1">C</text:span></text:span><text:span text:style-name="T3">+</text:span><text:span text:style-name="Strong_20_Emphasis"><text:span text:style-name="T1">A</text:span></text:span><text:span text:style-name="T3">+</text:span><text:span text:style-name="Strong_20_Emphasis"><text:span text:style-name="T2">9</text:span></text:span><text:span text:style-name="T3"> to enter the Notepad pane, leave yourself a note and come back to the Editor pane with </text:span><text:span text:style-name="Strong_20_Emphasis"><text:span text:style-name="T1">C</text:span></text:span><text:span text:style-name="T3">+</text:span><text:span text:style-name="Strong_20_Emphasis"><text:span text:style-name="T1">A</text:span></text:span><text:span text:style-name="T3">+</text:span><text:span text:style-name="Strong_20_Emphasis"><text:span text:style-name="T2">0</text:span></text:span><text:span text:style-name="T3">.</text:span></text:p>
        <text:p text:style-name="P1"><text:span text:style-name="T3">By the time you get near the end of the section, you have also used </text:span><text:span text:style-name="Strong_20_Emphasis"><text:span text:style-name="T1">C</text:span></text:span><text:span text:style-name="T3">+</text:span><text:span text:style-name="Strong_20_Emphasis"><text:span text:style-name="T2">R</text:span></text:span><text:span text:style-name="T3"> once or twice to replace already automatically entered fuzzy matches from the previous translation with better matches from earlier in the current section.</text:span></text:p>
        <text:p text:style-name="P1"><text:span text:style-name="T3">Later on, you come up with a better way to phrase a somewhat thorny expression that had come up earlier, so you select it in the source text, press </text:span><text:span text:style-name="Strong_20_Emphasis"><text:span text:style-name="T1">C</text:span></text:span><text:span text:style-name="T3">+</text:span><text:span text:style-name="Strong_20_Emphasis"><text:span text:style-name="T2">F</text:span></text:span><text:span text:style-name="T3"> </text:span><text:a xlink:type="simple" xlink:href="https://omegat.sourceforge.io/manual-standard/en/chapter.windows.and.dialogs.html#windows.text.search" text:style-name="Internet_20_link" text:visited-style-name="Visited_20_Internet_20_Link"><text:span text:style-name="T3">to find</text:span></text:a><text:span text:style-name="T3"> it, and then use </text:span><text:span text:style-name="Strong_20_Emphasis"><text:span text:style-name="T1">C</text:span></text:span><text:span text:style-name="T3">+</text:span><text:span text:style-name="Strong_20_Emphasis"><text:span text:style-name="T2">J</text:span></text:span><text:span text:style-name="T3"> to immediately jump to that segment from the search dialog.</text:span></text:p>
        <text:p text:style-name="P1"><text:span text:style-name="T3">Since OmegaT has registered your navigation history, you only need to use </text:span><text:span text:style-name="Strong_20_Emphasis"><text:span text:style-name="T1">C</text:span></text:span><text:span text:style-name="T3">+</text:span><text:span text:style-name="Strong_20_Emphasis"><text:span text:style-name="T1">S</text:span></text:span><text:span text:style-name="T3">+</text:span><text:span text:style-name="Strong_20_Emphasis"><text:span text:style-name="T2">J</text:span></text:span><text:span text:style-name="T3"> to immediately continue from where you left off.</text:span></text:p>
        <text:p text:style-name="P1"><text:span text:style-name="T3">You now decide to review the annotated segments. You use </text:span><text:span text:style-name="Strong_20_Emphasis"><text:span text:style-name="T1">C</text:span></text:span><text:span text:style-name="T3">+</text:span><text:span text:style-name="Strong_20_Emphasis"><text:span text:style-name="T2">F</text:span></text:span><text:span text:style-name="T3"> to find them and, in the search window, use </text:span><text:span text:style-name="Strong_20_Emphasis"><text:span text:style-name="T1">C</text:span></text:span><text:span text:style-name="T3">+</text:span><text:span text:style-name="Strong_20_Emphasis"><text:span text:style-name="T2">N</text:span></text:span><text:span text:style-name="T3"> and </text:span><text:span text:style-name="Strong_20_Emphasis"><text:span text:style-name="T1">C</text:span></text:span><text:span text:style-name="T3">+</text:span><text:span text:style-name="Strong_20_Emphasis"><text:span text:style-name="T2">P</text:span></text:span><text:span text:style-name="T3"> to navigate the results. OmegaT synchronizes the Editor contents with the selected result, so you can edit the segments right away.</text:span></text:p>
        <text:p text:style-name="P4">Time for a break. As you savour your coffee, you reflect on how much more smoothly you were able to use the various OmegaT functions compared to when you had just gotten started and spent a lot of time clicking through menus.</text:p>
        <text:p text:style-name="P4">The smoother workfow, in turn, allowed you to better focus on the translation itself.</text:p>
        <text:p text:style-name="P3"><text:span text:style-name="T3">At the same time, you realize that during you session, you used the </text:span><text:a xlink:type="simple" xlink:href="https://omegat.sourceforge.io/manual-standard/en/chapter.menus.html#menus.edit" text:style-name="Internet_20_link" text:visited-style-name="Visited_20_Internet_20_Link"><text:span text:style-name="T3">Edit </text:span></text:a><text:a xlink:type="simple" xlink:href="https://omegat.sourceforge.io/manual-standard/en/chapter.menus.html#menus.edit.create.alternative.translation" text:style-name="Internet_20_link" text:visited-style-name="Visited_20_Internet_20_Link"><text:span text:style-name="T3">Create Alternative Translation </text:span></text:a><text:span text:style-name="T3">menu and the cursor keys several times, and decide to </text:span><text:a xlink:type="simple" xlink:href="https://omegat.sourceforge.io/manual-standard/en/chapter.appendices.html#example.shortcut.addition" text:style-name="Internet_20_link" text:visited-style-name="Visited_20_Internet_20_Link"><text:span text:style-name="T3">add a new shortcut</text:span></text:a><text:span text:style-name="T3"> to streamline that part of the process as well.</text:span></text:p>
      </text:section>
      <text:p text:style-name="Text_20_body"/>
      <text:p text:style-name="P1">Taking the time to learn the shortcuts for the functions you use often will be well worth your whil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 Unicode MS1" style:font-family-complex="'Arial Unicode M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7T07:31:34.889000000</meta:creation-date>
    <dc:date>2023-11-27T11:28:48.217000000</dc:date>
    <meta:editing-duration>PT28M20S</meta:editing-duration>
    <meta:editing-cycles>8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25" meta:word-count="727" meta:character-count="4159" meta:non-whitespace-character-count="3460"/>
  </office:meta>
</office:document-meta>
</file>